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T/GITLAB: Fragen und Übungen</text:p>
      <text:p text:style-name="Standard"/>
      <text:p text:style-name="Standard"/>
      <text:p text:style-name="Standard"/>
      <text:p text:style-name="Standard">.................................................................................</text:p>
      <text:p text:style-name="Standard">Vorname, Name, Matrikelnummer</text:p>
      <text:p text:style-name="Standard"/>
      <text:p text:style-name="Standard"/>
      <text:p text:style-name="Standard"/>
      <text:p text:style-name="Standard">1. Was genau sind die Gründe um Gitlab zu verwenden?</text:p>
      <text:p text:style-name="Standard"/>
      <text:list xml:id="list3128211986908953499" text:style-name="L1">
        <text:list-item>
          <text:p text:style-name="P1">Genaue Dokumentation aller Änderungen</text:p>
        </text:list-item>
        <text:list-item>
          <text:p text:style-name="P1">Erleichtert die Arbeit im Team</text:p>
        </text:list-item>
      </text:list>
      <text:p text:style-name="Standard"/>
      <text:p text:style-name="Standard">2. Welche Daten gehören (nicht) ins Repo?</text:p>
      <text:p text:style-name="Standard"/>
      <text:list xml:id="list6437886624546203644" text:style-name="L2">
        <text:list-item>
          <text:p text:style-name="P2">.java Files</text:p>
        </text:list-item>
        <text:list-item>
          <text:p text:style-name="P2">.xml Files</text:p>
        </text:list-item>
        <text:list-item>
          <text:p text:style-name="P2">.Jason Files</text:p>
        </text:list-item>
        <text:list-item>
          <text:p text:style-name="P2">Bilddateien für Gameprojekte</text:p>
        </text:list-item>
        <text:list-item>
          <text:p text:style-name="P2">Musikdateien für Projekte</text:p>
        </text:list-item>
        <text:list-item>
          <text:p text:style-name="P2">.prohject Files (Endung je nach Tool)</text:p>
        </text:list-item>
        <text:list-item>
          <text:p text:style-name="P2">UML Modelle</text:p>
        </text:list-item>
        <text:list-item>
          <text:p text:style-name="P2">Zeichnungen</text:p>
        </text:list-item>
        <text:list-item>
          <text:p text:style-name="P2">Notizen</text:p>
        </text:list-item>
        <text:list-item>
          <text:p text:style-name="P2">Dokumentation</text:p>
        </text:list-item>
        <text:list-item>
          <text:p text:style-name="P2">Configurationfiles</text:p>
        </text:list-item>
        <text:list-item>
          <text:p text:style-name="P2">Kapitel eines Buches</text:p>
        </text:list-item>
        <text:list-item>
          <text:p text:style-name="P2">Eine Bachelorarbeit</text:p>
        </text:list-item>
        <text:list-item>
          <text:p text:style-name="P2">Passwörter für Cloud-Service</text:p>
        </text:list-item>
        <text:list-item>
          <text:p text:style-name="P2">Passwörter für lokale Services (Self-hosted)</text:p>
        </text:list-item>
        <text:list-item>
          <text:p text:style-name="P2">logfiles</text:p>
        </text:list-item>
        <text:list-item>
          <text:p text:style-name="P2">Messdaten vom Profiling </text:p>
          <text:p text:style-name="P2"/>
          <text:p text:style-name="P2"/>
        </text:list-item>
      </text:list>
      <text:p text:style-name="Standard"/>
      <text:p text:style-name="Standard">3. Was soll der Mist mit den Stages (dass add/commit nur lokal wirken)?</text:p>
      <text:p text:style-name="Standard"/>
      <text:p text:style-name="Standard"/>
      <text:p text:style-name="Standard"/>
      <text:p text:style-name="Standard"/>
      <text:p text:style-name="Standard">4. Würden Sie in einer Firma Gitlab selber hosten oder GIT als Service im Netz? Begründung.</text:p>
      <text:p text:style-name="Standard"/>
      <text:p text:style-name="Standard">Selbst hosten, da auf diese Weise alle Daten im Unternehmenseigenen System bleiben.</text:p>
      <text:p text:style-name="Standard"/>
      <text:p text:style-name="Standard"/>
      <text:p text:style-name="Standard"/>
      <text:p text:style-name="Standard"/>
      <text:p text:style-name="Standard"/>
      <text:p text:style-name="Standard"/>
      <text:p text:style-name="Standard"/>
      <text:p text:style-name="Standard"><text:soft-page-break/>5. Verwenden Sie Branches im Projekt oder arbeiten alle Teammitglieder auf dem Master Branch?</text:p>
      <text:p text:style-name="Standard"><text:s text:c="4"/>Zeigen Sie Vor- und Nachteile der Verfahren</text:p>
      <text:p text:style-name="Standard"/>
      <text:p text:style-name="Standard"><text:s text:c="4"/>Mit Branches, da die unterschiedlichen Workflows so übersichtlicher verbunden werden können</text:p>
      <text:p text:style-name="Standard"/>
      <text:p text:style-name="Standard">6. Wie veröffentlichen Sie Ihre Änderungen auf dem globalen Repository? Wie oft checken Sie Ihre Änderungen im globalen Repo ein? Was ist besser: Nach jeder Änderung, nach einigen Änderungen, wenn Sie ein zusammenhängendes Stück fertig haben, wenn Sie eine Änderung machen die viele Kollegen betrifft, einmal am Tag, einmal die Woche. Wieso?</text:p>
      <text:p text:style-name="Standard"/>
      <text:p text:style-name="Standard">Jedes Mal, wenn eine neue Änderung vorgenommen wurde, die funktioniert. Mehrmals pro Tag, sodass die Kollegen sofort mit der Änderung weiterarbeiten können.</text:p>
      <text:p text:style-name="Standard"/>
      <text:p text:style-name="Standard">7. Eine Version eines Files im Repo sieht so aus:</text:p>
      <text:p text:style-name="Standard"/>
      <text:p text:style-name="Standard"><text:s text:c="9"/>"There are two versions of GitLab: Community Edition (CE) and Enterprise Edition (EE)"</text:p>
      <text:p text:style-name="Standard"/>
      <text:p text:style-name="Standard"><text:s text:c="9"/>Ihre Version die Sie hochladen hat an dieser Stelle:</text:p>
      <text:p text:style-name="Standard"/>
      <text:p text:style-name="Standard"><text:s text:c="9"/>"There are two versions of GitLab: CE and EE."</text:p>
      <text:p text:style-name="Standard"/>
      <text:p text:style-name="Standard"><text:s text:c="9"/>Wie löst Gitlab diesen Konflikt?</text:p>
      <text:p text:style-name="Standard"/>
      <text:p text:style-name="Standard"><text:s text:c="9"/>Gitlab wird die aktuellere Version verwenden</text:p>
      <text:p text:style-name="Standard"/>
      <text:p text:style-name="Standard">8. Hausaufgabe für jedes Team: Es muss eine chain-story (Kettengeschichte) erzählt werden bei der ALLE Teammitglieder jeweils immer einen Satz erfinden und dann einchecken. Ich will von ALLEN Teammitgliedern Sätze im Repo finden! Danach sagen Sie uns wie es ging. Haben Sie über externe Kanäle kommuniziert (Slack?). Anderweitig abgesproche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7M32S</meta:editing-duration>
    <meta:editing-cycles>6</meta:editing-cycles>
    <meta:generator>OpenOffice/4.1.7$Win32 OpenOffice.org_project/417m1$Build-9800</meta:generator>
    <dc:date>2021-04-12T23:18:21.93</dc:date>
    <meta:document-statistic meta:table-count="0" meta:image-count="0" meta:object-count="0" meta:page-count="2" meta:paragraph-count="39" meta:word-count="342" meta:character-count="2318"/>
    <meta:user-defined meta:name="Info 1"/>
    <meta:user-defined meta:name="Info 2"/>
    <meta:user-defined meta:name="Info 3"/>
    <meta:user-defined meta:name="Info 4"/>
  </office:meta>
</office:document-meta>
</file>